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Liberation Serif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0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1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2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2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2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3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8"/>
        </table:table-row>
        <table:table-row table:style-name="ro1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8"/>
        </table:table-row>
        <table:table-row table:style-name="ro1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8"/>
        </table:table-row>
        <table:table-row table:style-name="ro1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table:style-name="ce7" office:value-type="string">
            <text:p>Cantidad de request para google.com, unq.edu.ar, parametros de facebook al hacer login. Subir la información al repositorio.</text:p>
          </table:table-cell>
          <table:table-cell office:value-type="date" office:date-value="2012-10-08">
            <text:p>08/10/12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5" office:value-type="string">
            <text:p>Escribir todas las features de rateme y subirlas al repositorio</text:p>
          </table:table-cell>
          <table:table-cell office:value-type="date" office:date-value="2012-10-13">
            <text:p>13/10/12</text:p>
          </table:table-cell>
          <table:table-cell office:value-type="string">
            <text:p>45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5" office:value-type="string">
            <text:p>Leer el articulo de estimación</text:p>
          </table:table-cell>
          <table:table-cell office:value-type="date" office:date-value="2012-10-21">
            <text:p>21/10/12</text:p>
          </table:table-cell>
          <table:table-cell office:value-type="string">
            <text:p>60 min</text:p>
          </table:table-cell>
          <table:table-cell office:value-type="string">
            <text:p>76 min</text:p>
          </table:table-cell>
          <table:table-cell/>
        </table:table-row>
        <table:table-row table:style-name="ro1">
          <table:table-cell office:value-type="string">
            <text:p>Completar la story calificar haciendo un fork del repositorio de ejemplo</text:p>
          </table:table-cell>
          <table:table-cell office:value-type="date" office:date-value="2012-10-20">
            <text:p>20/10/12</text:p>
          </table:table-cell>
          <table:table-cell office:value-type="string">
            <text:p>200 min</text:p>
          </table:table-cell>
          <table:table-cell office:value-type="string">
            <text:p>400 min</text:p>
          </table:table-cell>
          <table:table-cell/>
        </table:table-row>
        <table:table-row table:style-name="ro2">
          <table:table-cell table:style-name="ce8" office:value-type="string">
            <text:p>Completar ejercicio de login y configurar travis</text:p>
          </table:table-cell>
          <table:table-cell office:value-type="date" office:date-value="2012-11-04">
            <text:p>04/11/12</text:p>
          </table:table-cell>
          <table:table-cell office:value-type="string">
            <text:p>180 min</text:p>
          </table:table-cell>
          <table:table-cell office:value-type="string">
            <text:p>300 min</text:p>
          </table:table-cell>
          <table:table-cell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>
          <table:table-cell table:style-name="ce9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4/11/2012</text:date>, <text:time>15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1-04T15:59:53</dc:date>
    <meta:editing-duration>PT18H26M24S</meta:editing-duration>
    <meta:editing-cycles>70</meta:editing-cycles>
    <meta:generator>OpenOffice.org/3.2$Linux OpenOffice.org_project/320m12$Build-9483</meta:generator>
    <dc:creator>Marina </dc:creator>
    <meta:document-statistic meta:table-count="3" meta:cell-count="96" meta:object-count="0"/>
  </office:meta>
</office:document-meta>
</file>